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06652a"/>
    </style:style>
    <style:style style:name="P2" style:family="paragraph" style:parent-style-name="Standard">
      <style:text-properties fo:font-weight="normal" officeooo:rsid="0008369f" officeooo:paragraph-rsid="0008369f" style:font-weight-asian="normal" style:font-weight-complex="normal"/>
    </style:style>
    <style:style style:name="T1" style:family="text">
      <style:text-properties style:font-name="AnjaliOldLipi" fo:font-weight="bold" officeooo:rsid="0006652a" style:font-weight-asian="bold" style:font-weight-complex="bold"/>
    </style:style>
    <style:style style:name="T2" style:family="text">
      <style:text-properties style:font-name="sans-serif"/>
    </style:style>
    <style:style style:name="T3" style:family="text">
      <style:text-properties style:font-name="sans-serif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3">¿En qué consiste el patrón de diseño</text:span><text:span text:style-name="T4"> </text:span><text:span text:style-name="T3">Repository?</text:span></text:p>
      <text:p text:style-name="P2"><text:span text:style-name="T2">Controla los datos de la aplicación, gestionando acciones como recibir todos los elementos de la DummyData y agregar nuevos elementos a la lista </text:span></text:p>
      <text:p text:style-name="P1"/>
      <text:p text:style-name="P1"><text:span text:style-name="T2">2.</text:span> <text:span text:style-name="T3">¿Qué es el</text:span><text:span text:style-name="T4"> </text:span><text:span text:style-name="T3">ViewModel?</text:span></text:p>
      <text:p text:style-name="P2"><text:span text:style-name="T2">Es un contenedor que permite conservar los datos que este manejando la UI para que no se borren cuando se cambie de posicion la pantall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1:28:17.325949520</meta:creation-date>
    <meta:generator>LibreOffice/7.3.7.2$Linux_X86_64 LibreOffice_project/30$Build-2</meta:generator>
    <dc:date>2023-04-27T12:10:10.295849270</dc:date>
    <meta:editing-duration>PT9M46S</meta:editing-duration>
    <meta:editing-cycles>1</meta:editing-cycles>
    <meta:document-statistic meta:table-count="0" meta:image-count="0" meta:object-count="0" meta:page-count="1" meta:paragraph-count="4" meta:word-count="62" meta:character-count="358" meta:non-whitespace-character-count="298"/>
  </office:meta>
</office:document-meta>
</file>